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2" svg:font-family="'Liberation Sans', Arial" style:font-family-generic="swiss"/>
    <style:font-face style:name="Ubuntu1" svg:font-family="Ubuntu" style:font-pitch="variable"/>
    <style:font-face style:name="Ubuntu" svg:font-family="Ubuntu" style:font-adornments="Bold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1c6ae0" officeooo:paragraph-rsid="0014095b"/>
    </style:style>
    <style:style style:name="P2" style:family="paragraph" style:parent-style-name="Standard">
      <style:paragraph-properties fo:text-align="start" style:justify-single-word="false"/>
      <style:text-properties style:font-name="Ubuntu" officeooo:rsid="001c6ae0" officeooo:paragraph-rsid="0014095b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#ed1c24" officeooo:rsid="002906dd" officeooo:paragraph-rsid="002906dd"/>
    </style:style>
    <style:style style:name="P4" style:family="paragraph" style:parent-style-name="Text_20_body">
      <style:text-properties style:font-name="Ubuntu1" fo:font-size="14pt" officeooo:rsid="0022785b" officeooo:paragraph-rsid="0022785b"/>
    </style:style>
    <style:style style:name="P5" style:family="paragraph" style:parent-style-name="Text_20_body">
      <style:text-properties officeooo:paragraph-rsid="00251824"/>
    </style:style>
    <style:style style:name="P6" style:family="paragraph" style:parent-style-name="Standard">
      <style:paragraph-properties fo:text-align="start" style:justify-single-word="false"/>
      <style:text-properties style:font-name="Ubuntu" officeooo:rsid="002766c0" officeooo:paragraph-rsid="0014095b"/>
    </style:style>
    <style:style style:name="P7" style:family="paragraph" style:parent-style-name="Standard">
      <style:paragraph-properties fo:text-align="center" style:justify-single-word="false"/>
      <style:text-properties style:font-name="Ubuntu" fo:font-size="16pt" style:text-underline-style="none" officeooo:rsid="002906dd" officeooo:paragraph-rsid="002906dd"/>
    </style:style>
    <style:style style:name="P8" style:family="paragraph" style:parent-style-name="Standard">
      <style:paragraph-properties fo:text-align="start" style:justify-single-word="false"/>
      <style:text-properties style:font-name="Ubuntu" fo:font-size="16pt" style:text-underline-style="none" officeooo:rsid="002db919" officeooo:paragraph-rsid="002db919"/>
    </style:style>
    <style:style style:name="P9" style:family="paragraph" style:parent-style-name="Standard">
      <style:paragraph-properties fo:text-align="start" style:justify-single-word="false"/>
      <style:text-properties style:font-name="Ubuntu" fo:font-size="16pt" style:text-underline-style="solid" style:text-underline-width="auto" style:text-underline-color="#ed1c24" officeooo:rsid="002db919" officeooo:paragraph-rsid="002db919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906dd" officeooo:paragraph-rsid="002906d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b05ca" officeooo:paragraph-rsid="002b05ca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db919" officeooo:paragraph-rsid="002db919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f55f0" officeooo:paragraph-rsid="002f55f0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30b37d" officeooo:paragraph-rsid="0030b37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30b37d" officeooo:paragraph-rsid="00343104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343104" officeooo:paragraph-rsid="00343104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43104" officeooo:paragraph-rsid="0034310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#ed1c24" officeooo:rsid="002b05ca" officeooo:paragraph-rsid="002b05ca"/>
    </style:style>
    <style:style style:name="P19" style:family="paragraph" style:parent-style-name="Standard">
      <style:paragraph-properties fo:text-align="center" style:justify-single-word="false"/>
      <style:text-properties style:font-name="Ubuntu" fo:font-size="18pt" style:text-underline-style="solid" style:text-underline-width="auto" style:text-underline-color="#ed1c24" officeooo:rsid="0033c9c3" officeooo:paragraph-rsid="0033c9c3"/>
    </style:style>
    <style:style style:name="P20" style:family="paragraph" style:parent-style-name="Standard">
      <style:paragraph-properties fo:text-align="center" style:justify-single-word="false"/>
      <style:text-properties style:font-name="Ubuntu" fo:font-size="18pt" style:text-underline-style="solid" style:text-underline-width="auto" style:text-underline-color="#ed1c24" fo:font-weight="normal" officeooo:rsid="00343104" officeooo:paragraph-rsid="00343104" style:font-weight-asian="normal" style:font-weight-complex="normal"/>
    </style:style>
    <style:style style:name="P21" style:family="paragraph">
      <loext:graphic-properties draw:fill="none" draw:fill-color="#ffffff" draw:opacity="50%"/>
      <style:text-properties style:font-name="Ubuntu1"/>
    </style:style>
    <style:style style:name="P22" style:family="paragraph">
      <loext:graphic-properties draw:fill-color="#729fcf"/>
      <style:paragraph-properties fo:text-align="center"/>
    </style:style>
    <style:style style:name="P23" style:family="paragraph">
      <loext:graphic-properties draw:fill="none" draw:fill-color="#729fcf"/>
      <style:text-properties fo:color="#f58220" style:font-name="Ubuntu1"/>
    </style:style>
    <style:style style:name="P24" style:family="paragraph">
      <loext:graphic-properties draw:fill="solid" draw:fill-color="#bcaed5" draw:opacity="0%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style:font-name="Ubuntu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ffffff"/>
      <style:text-properties style:font-name="Ubuntu1"/>
    </style:style>
    <style:style style:name="P29" style:family="paragraph">
      <loext:graphic-properties draw:fill="none" draw:fill-color="#729fcf" draw:opacity="50%"/>
      <style:paragraph-properties fo:text-align="center"/>
    </style:style>
    <style:style style:name="P30" style:family="paragraph">
      <loext:graphic-properties draw:fill="none" draw:fill-color="#ffffff" draw:opacity="50%"/>
      <style:text-properties fo:color="#ce181e" style:font-name="Ubuntu1" fo:font-weight="bold" style:font-weight-asian="bold" style:font-weight-complex="bold"/>
    </style:style>
    <style:style style:name="P31" style:family="paragraph">
      <loext:graphic-properties draw:fill-color="#000000"/>
      <style:paragraph-properties fo:text-align="center"/>
      <style:text-properties fo:font-size="12pt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  <style:paragraph-properties fo:text-align="center"/>
      <style:text-properties fo:color="#ce181e" style:font-name="Ubuntu1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ce181e" fo:font-style="italic" style:text-underline-style="none" style:font-style-asian="italic" style:font-style-complex="italic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loext:graphic-properties draw:fill="none" draw:fill-color="#ffffff"/>
      <style:text-properties style:font-name="Ubuntu1" fo:font-style="italic" fo:font-weight="normal" style:font-style-asian="italic" style:font-weight-asian="normal" style:font-style-complex="italic" style:font-weight-complex="normal"/>
    </style:style>
    <style:style style:name="P37" style:family="paragraph">
      <loext:graphic-properties draw:fill="none" draw:fill-color="#ffffff"/>
      <style:text-properties style:font-name="Ubuntu1" fo:font-style="italic" style:font-style-asian="italic" style:font-style-complex="italic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text-properties style:font-name="Ubuntu1" fo:font-size="12pt" style:text-underline-style="none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-color="#ffffff"/>
      <style:paragraph-properties fo:text-align="center"/>
      <style:text-properties fo:color="#ce181e" fo:font-weight="bold" style:font-weight-asian="bold" style:font-weight-complex="bold"/>
    </style:style>
    <style:style style:name="P42" style:family="paragraph">
      <loext:graphic-properties draw:fill-color="#ffffff"/>
    </style:style>
    <style:style style:name="P43" style:family="paragraph">
      <loext:graphic-properties draw:fill="solid" draw:fill-color="#ed1c24" draw:opacity="30%"/>
      <style:paragraph-properties fo:text-align="center"/>
      <style:text-properties style:font-name="Ubuntu1"/>
    </style:style>
    <style:style style:name="P44" style:family="paragraph">
      <style:text-properties style:font-name="Ubuntu1" fo:font-style="italic" style:font-style-asian="italic" style:font-style-complex="italic"/>
    </style:style>
    <style:style style:name="T1" style:family="text">
      <style:text-properties style:font-name="Ubuntu"/>
    </style:style>
    <style:style style:name="T2" style:family="text">
      <style:text-properties style:font-name="Ubuntu" officeooo:rsid="002766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Ubuntu1" fo:font-size="16pt" style:font-size-asian="14pt" style:font-size-complex="16pt"/>
    </style:style>
    <style:style style:name="T6" style:family="text">
      <style:text-properties fo:color="#f58220" style:font-name="Ubuntu1" fo:font-size="7pt" style:font-size-asian="5.40000009536743pt" style:font-size-complex="7pt"/>
    </style:style>
    <style:style style:name="T7" style:family="text">
      <style:text-properties style:font-name="Ubuntu1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8" style:family="text">
      <style:text-properties style:font-name="Ubuntu1"/>
    </style:style>
    <style:style style:name="T9" style:family="text">
      <style:text-properties fo:color="#ce181e" style:font-name="Ubuntu1" fo:font-size="9pt" fo:font-weight="bold" style:font-size-asian="7pt" style:font-weight-asian="bold" style:font-size-complex="9pt" style:font-weight-complex="bold"/>
    </style:style>
    <style:style style:name="T10" style:family="text">
      <style:text-properties style:font-name="Ubuntu1" fo:font-size="11pt" style:font-size-asian="10pt" style:font-size-complex="11pt"/>
    </style:style>
    <style:style style:name="T11" style:family="text">
      <style:text-properties fo:color="#ce181e" style:font-name="Ubuntu1" fo:font-weight="bold" style:font-weight-asian="bold" style:font-weight-complex="bold"/>
    </style:style>
    <style:style style:name="T12" style:family="text">
      <style:text-properties style:font-name="Ubuntu1" fo:font-size="10pt" style:font-size-asian="8pt" style:font-size-complex="10pt"/>
    </style:style>
    <style:style style:name="T13" style:family="text">
      <style:text-properties fo:color="#ce181e" fo:font-size="8pt" fo:font-style="italic" style:text-underline-style="none" style:font-size-asian="6pt" style:font-style-asian="italic" style:font-size-complex="8pt" style:font-style-complex="italic"/>
    </style:style>
    <style:style style:name="T14" style:family="text">
      <style:text-properties style:font-name="Ubuntu1" fo:font-size="24pt" style:font-size-asian="20pt" style:font-size-complex="24pt"/>
    </style:style>
    <style:style style:name="T15" style:family="text">
      <style:text-properties style:font-name="Ubuntu1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Ubuntu1" fo:font-size="10pt" fo:font-style="italic" style:font-size-asian="8pt" style:font-style-asian="italic" style:font-size-complex="10pt" style:font-style-complex="italic"/>
    </style:style>
    <style:style style:name="T17" style:family="text">
      <style:text-properties style:font-name="Ubuntu1" fo:font-size="15pt" style:text-underline-style="none" style:font-size-asian="13pt" style:font-size-complex="15pt"/>
    </style:style>
    <style:style style:name="T18" style:family="text">
      <style:text-properties style:font-name="Ubuntu1" fo:font-size="15pt" style:text-underline-style="none" style:font-name-asian="Noto Sans CJK SC Regular" style:font-size-asian="13pt" style:font-name-complex="Lohit Devanagari" style:font-size-complex="15pt"/>
    </style:style>
    <style:style style:name="T19" style:family="text">
      <style:text-properties style:font-name="Ubuntu1" fo:font-size="15pt" style:text-underline-style="solid" style:text-underline-width="auto" style:text-underline-color="#ce181e" style:font-name-asian="Noto Sans CJK SC Regular" style:font-size-asian="13pt" style:font-name-complex="Lohit Devanagari" style:font-size-complex="15pt"/>
    </style:style>
    <style:style style:name="T20" style:family="text">
      <style:text-properties style:font-name="Ubuntu1" fo:font-size="12pt" style:text-underline-style="none" style:font-name-asian="Noto Sans CJK SC Regular" style:font-size-asian="12pt" style:font-name-complex="Lohit Devanagari" style:font-size-complex="12pt"/>
    </style:style>
    <style:style style:name="T21" style:family="text">
      <style:text-properties style:font-name="Liberation Sans" fo:font-size="12pt" style:text-underline-style="none" style:font-name-asian="Noto Sans CJK SC Regular" style:font-size-asian="12pt" style:font-name-complex="Lohit Devanagari" style:font-size-complex="12pt"/>
    </style:style>
    <style:style style:name="T22" style:family="text">
      <style:text-properties style:font-name="Liberation Sans1" fo:font-size="12pt" style:text-underline-style="none" style:font-name-asian="Noto Sans CJK SC Regular" style:font-size-asian="12pt" style:font-name-complex="Liberation Sans1" style:font-size-complex="12pt"/>
    </style:style>
    <style:style style:name="T23" style:family="text">
      <style:text-properties style:font-name="Ubuntu1" fo:font-size="8pt" style:text-underline-style="none" style:font-name-asian="Noto Sans CJK SC Regular" style:font-size-asian="12pt" style:font-name-complex="Ubuntu1" style:font-size-complex="12pt"/>
    </style:style>
    <style:style style:name="T24" style:family="text">
      <style:text-properties style:font-name="Ubuntu1" fo:font-size="12pt" style:text-underline-style="none" style:font-name-asian="Noto Sans CJK SC Regular" style:font-size-asian="12pt" style:font-name-complex="Ubuntu1" style:font-size-complex="12pt"/>
    </style:style>
    <style:style style:name="T25" style:family="text">
      <style:text-properties style:font-name="Liberation Sans2" fo:font-size="12pt" style:text-underline-style="none" style:font-name-asian="Noto Sans CJK SC Regular" style:font-size-asian="12pt" style:font-name-complex="Liberation Sans2" style:font-size-complex="12pt"/>
    </style:style>
    <style:style style:name="T26" style:family="text">
      <style:text-properties style:font-name="Ubuntu1" fo:font-size="11pt" style:text-underline-style="none" style:font-name-asian="Noto Sans CJK SC Regular" style:font-size-asian="16pt" style:font-name-complex="Ubuntu1" style:font-size-complex="16pt"/>
    </style:style>
    <style:style style:name="T27" style:family="text">
      <style:text-properties fo:color="#000000" style:font-name="Ubuntu1" style:text-underline-style="solid" style:text-underline-width="auto" style:text-underline-color="#ed1c24"/>
    </style:style>
    <style:style style:name="T28" style:family="text">
      <style:text-properties fo:color="#000000" style:font-name="Ubuntu1" style:text-underline-style="solid" style:text-underline-width="auto" style:text-underline-color="#ed1c24" fo:font-weight="bold" style:font-weight-asian="bold" style:font-weight-complex="bold"/>
    </style:style>
    <style:style style:name="T29" style:family="text">
      <style:text-properties fo:color="#000000" style:font-name="Ubuntu1" style:text-underline-style="none"/>
    </style:style>
    <style:style style:name="T30" style:family="text">
      <style:text-properties fo:color="#000000" style:font-name="Ubuntu1" style:text-underline-style="none" style:font-name-asian="Noto Sans CJK SC Regular" style:font-name-complex="Lohit Devanagari"/>
    </style:style>
    <style:style style:name="T31" style:family="text">
      <style:text-properties fo:color="#000000" style:font-name="Ubuntu1" fo:font-style="italic" style:text-underline-style="none" style:font-name-asian="Noto Sans CJK SC Regular" style:font-style-asian="italic" style:font-name-complex="Lohit Devanagari" style:font-style-complex="italic"/>
    </style:style>
    <style:style style:name="T32" style:family="text">
      <style:text-properties fo:color="#000000" style:font-name="Ubuntu1" fo:font-style="normal" style:text-underline-style="none" style:font-name-asian="Noto Sans CJK SC Regular" style:font-style-asian="normal" style:font-name-complex="Lohit Devanagari" style:font-style-complex="normal"/>
    </style:style>
    <style:style style:name="T33" style:family="text">
      <style:text-properties fo:color="#ce181e" fo:font-size="22pt" fo:font-weight="bold" style:font-size-asian="18pt" style:font-weight-asian="bold" style:font-size-complex="22pt" style:font-weight-complex="bold"/>
    </style:style>
    <style:style style:name="T34" style:family="text">
      <style:text-properties style:font-name="Ubuntu1" fo:font-size="15pt" style:font-size-asian="13pt" style:font-size-complex="15pt"/>
    </style:style>
    <style:style style:name="T35" style:family="text">
      <style:text-properties fo:font-size="10pt" style:font-size-asian="8pt" style:font-size-complex="10pt"/>
    </style:style>
    <style:style style:name="T36" style:family="text">
      <style:text-properties style:font-name="Ubuntu1" fo:font-style="italic" style:font-style-asian="italic" style:font-style-complex="italic"/>
    </style:style>
    <style:style style:name="T37" style:family="text">
      <style:text-properties style:font-name="Ubuntu1" fo:font-size="10.5pt" fo:font-style="italic" style:font-size-asian="9pt" style:font-style-asian="italic" style:font-size-complex="10.5pt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solid" svg:stroke-width="0.106cm" svg:stroke-color="#ed1c24" draw:marker-start-width="0.459cm" draw:marker-end-width="0.459cm" draw:fill="none" draw:fill-color="#ffffff" draw:opacity="50%" fo:min-height="0.714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svg:stroke-width="0.028cm" svg:stroke-color="#f58220" draw:fill-color="#729fcf" draw:textarea-horizontal-align="center" draw:textarea-vertical-align="middle" fo:padding-top="0.014cm" fo:padding-bottom="0.014cm" fo:padding-left="0.014cm" fo:padding-right="0.014cm" style:run-through="foreground"/>
    </style:style>
    <style:style style:name="gr5" style:family="graphic">
      <style:graphic-properties draw:stroke="none" svg:stroke-width="0.028cm" svg:stroke-color="#f58220" draw:fill="none" draw:fill-color="#729fcf" fo:min-height="0.288cm" style:run-through="foreground"/>
    </style:style>
    <style:style style:name="gr6" style:family="graphic">
      <style:graphic-properties svg:stroke-width="0.028cm" svg:stroke-color="#000000" draw:fill="solid" draw:fill-color="#bcaed5" draw:opacity="0%" draw:textarea-horizontal-align="justify" draw:textarea-vertical-align="middle" draw:auto-grow-height="false" fo:min-height="0.753cm" fo:min-width="0.332cm" fo:padding-top="0.014cm" fo:padding-bottom="0.014cm" fo:padding-left="0.014cm" fo:padding-right="0.014cm" style:run-through="foreground"/>
    </style:style>
    <style:style style:name="gr7" style:family="graphic">
      <style:graphic-properties svg:stroke-width="0.028cm" svg:stroke-color="#000000" draw:fill-color="#000000" draw:textarea-horizontal-align="center" draw:textarea-vertical-align="middle" fo:padding-top="0.014cm" fo:padding-bottom="0.014cm" fo:padding-left="0.014cm" fo:padding-right="0.014cm" style:run-through="foreground"/>
    </style:style>
    <style:style style:name="gr8" style:family="graphic">
      <style:graphic-properties draw:stroke="none" svg:stroke-width="0.028cm" svg:stroke-color="#000000" draw:fill="none" draw:fill-color="#ffffff" fo:min-height="0.542cm" style:run-through="foreground"/>
    </style:style>
    <style:style style:name="gr9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0.4cm" fo:min-width="0.4cm" fo:padding-top="0.049cm" fo:padding-bottom="0.049cm" fo:padding-left="0.049cm" fo:padding-right="0.049cm" style:run-through="foreground"/>
    </style:style>
    <style:style style:name="gr10" style:family="graphic">
      <style:graphic-properties draw:stroke="none" svg:stroke-color="#000000" draw:fill="none" draw:fill-color="#ffffff" fo:min-height="0.503cm" style:run-through="foreground"/>
    </style:style>
    <style:style style:name="gr11" style:family="graphic">
      <style:graphic-properties draw:stroke="none" svg:stroke-color="#000000" draw:fill="none" draw:fill-color="#ffffff" fo:min-height="0.975cm" style:run-through="foreground"/>
    </style:style>
    <style:style style:name="gr12" style:family="graphic">
      <style:graphic-properties svg:stroke-width="0.035cm" svg:stroke-color="#000000" draw:fill="none" draw:fill-color="#729fcf" draw:opacity="50%" draw:textarea-horizontal-align="center" draw:textarea-vertical-align="middle" fo:padding-top="0.018cm" fo:padding-bottom="0.018cm" fo:padding-left="0.018cm" fo:padding-right="0.018cm" style:run-through="foreground"/>
    </style:style>
    <style:style style:name="gr13" style:family="graphic">
      <style:graphic-properties svg:stroke-width="0.035cm" svg:stroke-color="#ce181e" draw:marker-end="Arrow" draw:marker-end-width="0.176cm" draw:fill="none" draw:fill-color="#729fcf" draw:opacity="50%" draw:textarea-horizontal-align="center" draw:textarea-vertical-align="middle" fo:padding-top="0.018cm" fo:padding-bottom="0.018cm" fo:padding-left="0.018cm" fo:padding-right="0.018cm" style:run-through="foreground"/>
    </style:style>
    <style:style style:name="gr14" style:family="graphic">
      <style:graphic-properties svg:stroke-width="0.035cm" svg:stroke-color="#ce181e" draw:fill="none" draw:fill-color="#729fcf" draw:opacity="50%" draw:textarea-horizontal-align="center" draw:textarea-vertical-align="middle" fo:padding-top="0.018cm" fo:padding-bottom="0.018cm" fo:padding-left="0.018cm" fo:padding-right="0.018cm" style:run-through="foreground"/>
    </style:style>
    <style:style style:name="gr15" style:family="graphic">
      <style:graphic-properties draw:stroke="none" svg:stroke-width="0.035cm" svg:stroke-color="#000000" draw:fill="none" draw:fill-color="#ffffff" draw:opacity="50%" fo:min-height="0.485cm" style:run-through="foreground"/>
    </style:style>
    <style:style style:name="gr16" style:family="graphic">
      <style:graphic-properties draw:stroke="none" svg:stroke-width="0.035cm" svg:stroke-color="#000000" draw:fill="none" draw:fill-color="#ffffff" draw:opacity="50%" fo:min-height="0.448cm" style:run-through="foreground"/>
    </style:style>
    <style:style style:name="gr17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0.4cm" fo:min-width="0.4cm" fo:padding-top="0.049cm" fo:padding-bottom="0.049cm" fo:padding-left="0.049cm" fo:padding-right="0.049cm" style:run-through="foreground"/>
    </style:style>
    <style:style style:name="gr18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0.4cm" fo:min-width="0.295cm" fo:padding-top="0.049cm" fo:padding-bottom="0.049cm" fo:padding-left="0.049cm" fo:padding-right="0.049cm" style:run-through="foreground"/>
    </style:style>
    <style:style style:name="gr19" style:family="graphic">
      <style:graphic-properties draw:stroke="none" svg:stroke-width="0.028cm" svg:stroke-color="#000000" draw:fill="none" draw:fill-color="#ffffff" fo:min-height="1.134cm" style:run-through="foreground"/>
    </style:style>
    <style:style style:name="gr20" style:family="graphic">
      <style:graphic-properties svg:stroke-width="0.028cm" svg:stroke-color="#000000" draw:marker-end="Arrow" draw:marker-end-width="0.176cm" draw:fill-color="#000000" draw:textarea-horizontal-align="center" draw:textarea-vertical-align="middle" fo:padding-top="0.014cm" fo:padding-bottom="0.014cm" fo:padding-left="0.014cm" fo:padding-right="0.014cm" style:run-through="foreground"/>
    </style:style>
    <style:style style:name="gr21" style:family="graphic">
      <style:graphic-properties draw:stroke="none" svg:stroke-width="0.028cm" svg:stroke-color="#000000" draw:fill="none" draw:fill-color="#ffffff" fo:min-height="0.601cm" style:run-through="foreground"/>
    </style:style>
    <style:style style:name="gr22" style:family="graphic">
      <style:graphic-properties draw:stroke="none" svg:stroke-width="0.053cm" svg:stroke-color="#000000" draw:marker-start="" draw:marker-start-width="0.39cm" draw:marker-end-width="0.39cm" draw:fill="none" draw:fill-color="#ffffff" fo:min-height="1.111cm" style:run-through="foreground"/>
    </style:style>
    <style:style style:name="gr23" style:family="graphic">
      <style:graphic-properties svg:stroke-width="0.053cm" svg:stroke-color="#000000" draw:marker-start="" draw:marker-start-width="0.39cm" draw:marker-end-width="0.39cm" draw:fill="none" draw:fill-color="#000000" draw:textarea-horizontal-align="center" draw:textarea-vertical-align="middle" fo:padding-top="0.026cm" fo:padding-bottom="0.026cm" fo:padding-left="0.026cm" fo:padding-right="0.026cm" style:run-through="foreground"/>
    </style:style>
    <style:style style:name="gr24" style:family="graphic">
      <style:graphic-properties draw:stroke="none" svg:stroke-width="0.028cm" svg:stroke-color="#000000" draw:fill="none" draw:fill-color="#ffffff" fo:min-height="0.529cm" style:run-through="foreground"/>
    </style:style>
    <style:style style:name="gr25" style:family="graphic">
      <style:graphic-properties draw:stroke="none" svg:stroke-width="0.028cm" svg:stroke-color="#000000" draw:fill="none" draw:fill-color="#ffffff" fo:min-height="1.351cm" style:run-through="foreground"/>
    </style:style>
    <style:style style:name="gr26" style:family="graphic">
      <style:graphic-properties draw:stroke="none" svg:stroke-color="#000000" draw:fill="none" draw:fill-color="#ffffff" fo:min-height="11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5cm" svg:stroke-color="#000000" draw:marker-start="Dimension_20_Lines" draw:marker-start-width="0.406cm" draw:marker-end="Dimension_20_Lines" draw:marker-end-width="0.406cm" draw:textarea-horizontal-align="center" draw:textarea-vertical-align="middle" fo:padding-top="0.018cm" fo:padding-bottom="0.018cm" fo:padding-left="0.018cm" fo:padding-right="0.018cm" style:run-through="foreground"/>
    </style:style>
    <style:style style:name="gr28" style:family="graphic">
      <style:graphic-properties draw:stroke="none" svg:stroke-color="#000000" draw:fill="none" draw:fill-color="#ffffff" fo:min-height="0.607cm" style:run-through="foreground"/>
    </style:style>
    <style:style style:name="gr29" style:family="graphic">
      <style:graphic-properties draw:stroke="none" svg:stroke-color="#000000" draw:fill="none" draw:fill-color="#ffffff" fo:min-height="19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159cm" svg:stroke-color="#000000" draw:marker-start-width="0.591cm" draw:marker-end-width="0.591cm" draw:fill-color="#ffffff" draw:textarea-horizontal-align="justify" draw:textarea-vertical-align="middle" draw:auto-grow-height="false" fo:min-height="1.693cm" fo:min-width="1.018cm" fo:padding-top="0.079cm" fo:padding-bottom="0.079cm" fo:padding-left="0.079cm" fo:padding-right="0.079cm" style:run-through="foreground"/>
    </style:style>
    <style:style style:name="gr31" style:family="graphic">
      <style:graphic-properties svg:stroke-width="0.081cm" svg:stroke-color="#000000" draw:marker-start-width="0.474cm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32" style:family="graphic">
      <style:graphic-properties svg:stroke-width="0.035cm" svg:stroke-color="#000000" draw:textarea-horizontal-align="center" draw:textarea-vertical-align="middle" fo:padding-top="0.018cm" fo:padding-bottom="0.018cm" fo:padding-left="0.018cm" fo:padding-right="0.018cm" style:run-through="foreground"/>
    </style:style>
    <style:style style:name="gr33" style:family="graphic">
      <style:graphic-properties draw:stroke="none" svg:stroke-width="0.035cm" svg:stroke-color="#000000" draw:fill="none" draw:fill-color="#ffffff" fo:min-height="0.61cm" style:run-through="foreground"/>
    </style:style>
    <style:style style:name="gr34" style:family="graphic">
      <style:graphic-properties draw:stroke="none" svg:stroke-width="0.035cm" svg:stroke-color="#000000" draw:fill="none" draw:fill-color="#ffffff" fo:min-height="0.469cm" style:run-through="foreground"/>
    </style:style>
    <style:style style:name="gr35" style:family="graphic">
      <style:graphic-properties svg:stroke-width="0.053cm" svg:stroke-color="#000000" draw:marker-start-width="0.379cm" draw:marker-end-width="0.379cm" draw:textarea-horizontal-align="center" draw:textarea-vertical-align="middle" fo:padding-top="0.026cm" fo:padding-bottom="0.026cm" fo:padding-left="0.026cm" fo:padding-right="0.026cm" style:run-through="foreground"/>
    </style:style>
    <style:style style:name="gr36" style:family="graphic">
      <style:graphic-properties draw:stroke="none" svg:stroke-width="0.035cm" svg:stroke-color="#000000" draw:fill="none" draw:fill-color="#ffffff" fo:min-height="0.975cm" style:run-through="foreground"/>
    </style:style>
    <style:style style:name="gr37" style:family="graphic">
      <style:graphic-properties svg:stroke-width="0.035cm" svg:stroke-color="#ce181e" draw:fill-color="#ffffff" draw:textarea-horizontal-align="justify" draw:textarea-vertical-align="middle" draw:auto-grow-height="false" fo:min-height="0.097cm" fo:min-width="6.1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35cm" svg:stroke-color="#ce181e" draw:marker-end="" draw:fill-color="#ffffff" draw:textarea-horizontal-align="justify" draw:textarea-vertical-align="middle" draw:auto-grow-height="false" fo:min-height="0.097cm" fo:min-width="6.1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35cm" svg:stroke-color="#ce181e" draw:fill-color="#ffffff" draw:textarea-horizontal-align="justify" draw:textarea-vertical-align="middle" draw:auto-grow-height="false" fo:min-height="0.116cm" fo:min-width="6.1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svg:stroke-width="0.035cm" svg:stroke-color="#000000" draw:fill-color="#ffffff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.035cm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81cm" svg:stroke-color="#000000" draw:marker-start-width="0.422cm" draw:marker-end-width="0.422cm" draw:fill-color="#ffffff" draw:textarea-horizontal-align="justify" draw:textarea-vertical-align="middle" draw:auto-grow-height="false" fo:min-height="0.623cm" fo:min-width="0.564cm" fo:padding-top="0.041cm" fo:padding-bottom="0.041cm" fo:padding-left="0.041cm" fo:padding-right="0.041cm" style:run-through="foreground"/>
    </style:style>
    <style:style style:name="gr43" style:family="graphic">
      <style:graphic-properties draw:stroke="none" svg:stroke-width="0.035cm" svg:stroke-color="#000000" draw:fill="none" draw:fill-color="#ffffff" fo:min-height="0.67cm" style:run-through="foreground"/>
    </style:style>
    <style:style style:name="gr44" style:family="graphic">
      <style:graphic-properties svg:stroke-width="0.035cm" svg:stroke-color="#000000" draw:fill-color="#ffffff" draw:textarea-horizontal-align="center" draw:textarea-vertical-align="middle" fo:padding-top="0.018cm" fo:padding-bottom="0.018cm" fo:padding-left="0.018cm" fo:padding-right="0.018cm" style:run-through="foreground"/>
    </style:style>
    <style:style style:name="gr45" style:family="graphic">
      <style:graphic-properties draw:stroke="none" svg:stroke-width="0.035cm" svg:stroke-color="#000000" draw:fill="none" draw:fill-color="#ffffff" fo:min-height="0.619cm" style:run-through="foreground"/>
    </style:style>
    <style:style style:name="gr46" style:family="graphic">
      <style:graphic-properties svg:stroke-width="0.035cm" svg:stroke-color="#000000" draw:marker-end="Arrow" draw:fill-color="#ffffff" draw:textarea-horizontal-align="center" draw:textarea-vertical-align="middle" fo:padding-top="0.018cm" fo:padding-bottom="0.018cm" fo:padding-left="0.018cm" fo:padding-right="0.018cm" style:run-through="foreground"/>
    </style:style>
    <style:style style:name="gr47" style:family="graphic">
      <style:graphic-properties svg:stroke-width="0.035cm" svg:stroke-color="#21409a" draw:fill-color="#ffffff" draw:textarea-horizontal-align="center" draw:textarea-vertical-align="middle" fo:padding-top="0.018cm" fo:padding-bottom="0.018cm" fo:padding-left="0.018cm" fo:padding-right="0.018cm" style:run-through="foreground"/>
    </style:style>
    <style:style style:name="gr48" style:family="graphic">
      <style:graphic-properties draw:stroke="none" svg:stroke-width="0.035cm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width="0.035cm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style:run-through="foreground" style:vertical-pos="from-top" style:vertical-rel="paragraph" style:horizontal-pos="from-left" style:horizontal-rel="paragraph"/>
    </style:style>
    <style:style style:name="gr51" style:family="graphic">
      <style:graphic-properties draw:stroke="solid" draw:stroke-dash="Dashed_20__28_var_29_" svg:stroke-width="0.035cm" svg:stroke-color="#000000" draw:marker-start-width="0.406cm" draw:marker-end="" draw:marker-end-width="0.406cm" draw:fill="solid" draw:fill-color="#ed1c24" draw:opacity="30%" fo:min-height="1.429cm" fo:padding-top="0.018cm" fo:padding-bottom="0.018cm" fo:padding-left="0.018cm" fo:padding-right="0.018cm" style:run-through="foreground"/>
    </style:style>
    <style:style style:name="gr52" style:family="graphic">
      <style:graphic-properties draw:stroke="solid" draw:stroke-dash="Dashed_20__28_var_29_" svg:stroke-width="0.035cm" svg:stroke-color="#000000" draw:marker-start-width="0.406cm" draw:marker-end="" draw:marker-end-width="0.406cm" draw:fill="solid" draw:fill-color="#ed1c24" draw:opacity="30%" fo:min-height="1.861cm" fo:padding-top="0.018cm" fo:padding-bottom="0.018cm" fo:padding-left="0.018cm" fo:padding-right="0.018cm" style:run-through="foreground"/>
    </style:style>
    <style:style style:name="gr53" style:family="graphic">
      <style:graphic-properties draw:stroke="solid" draw:stroke-dash="Dashed_20__28_var_29_" svg:stroke-width="0.035cm" svg:stroke-color="#000000" draw:marker-start-width="0.406cm" draw:marker-end="" draw:marker-end-width="0.406cm" draw:fill="solid" draw:fill-color="#ed1c24" draw:opacity="30%" fo:min-height="1.923cm" fo:padding-top="0.018cm" fo:padding-bottom="0.018cm" fo:padding-left="0.018cm" fo:padding-right="0.018cm" style:run-through="foreground"/>
    </style:style>
    <style:style style:name="gr54" style:family="graphic">
      <style:graphic-properties draw:stroke="solid" svg:stroke-width="0.053cm" svg:stroke-color="#000000" draw:marker-start="Dimension_20_Lines" draw:marker-start-width="0.256cm" draw:marker-end="Arrow" draw:marker-end-width="0.256cm" draw:fill-color="#000000" draw:textarea-horizontal-align="center" draw:textarea-vertical-align="middle" fo:padding-top="0.026cm" fo:padding-bottom="0.026cm" fo:padding-left="0.026cm" fo:padding-right="0.026cm" style:run-through="foreground"/>
    </style:style>
    <style:style style:name="gr55" style:family="graphic">
      <style:graphic-properties svg:stroke-width="0.053cm" svg:stroke-color="#00a65d" draw:marker-start-width="0.432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svg:stroke-width="0.053cm" svg:stroke-color="#21409a" draw:marker-start-width="0.432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svg:stroke-width="0.053cm" svg:stroke-color="#a3238e" draw:marker-start-width="0.432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svg:stroke-width="0.053cm" svg:stroke-color="#ed1c24" draw:marker-start-width="0.432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svg:stroke-width="0.053cm" svg:stroke-color="#f58220" draw:marker-start-width="0.432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0" style:family="graphic">
      <style:graphic-properties svg:stroke-width="0.053cm" svg:stroke-color="#faa61a" draw:marker-start-width="0.432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1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text:anchor-type="paragraph" draw:z-index="0" draw:name="Forme4" draw:style-name="gr1" draw:text-style-name="P21" svg:width="6.113cm" svg:height="0.786cm" svg:x="5.708cm" svg:y="-0.24cm"><draw:text-box><text:p><text:span text:style-name="T5"><text:s/></text:span><text:span text:style-name="T5">Introduction au réseau</text:span></text:p></draw:text-box></draw:frame></text:p>
      <text:p text:style-name="Text_20_body"/>
      <text:p text:style-name="Text_20_body"><draw:g text:anchor-type="paragraph" draw:z-index="1" draw:style-name="gr2"><draw:g draw:style-name="gr3"><draw:g draw:style-name="gr3"><draw:g draw:style-name="gr3"><draw:line draw:name="Forme3" draw:style-name="gr4" draw:text-style-name="P22" svg:x1="4.489cm" svg:y1="2.455cm" svg:x2="5.56cm" svg:y2="2.466cm"><text:p/></draw:line><draw:line draw:name="Forme3" draw:style-name="gr4" draw:text-style-name="P22" svg:x1="4.489cm" svg:y1="2.358cm" svg:x2="5.56cm" svg:y2="2.369cm"><text:p/></draw:line></draw:g><draw:frame draw:name="Forme3" draw:style-name="gr5" draw:text-style-name="P23" svg:width="0.66cm" svg:height="0.288cm" svg:x="4.779cm" svg:y="2.466cm"><draw:text-box><text:p><text:span text:style-name="T6">F.O</text:span></text:p></draw:text-box></draw:frame></draw:g><draw:g draw:style-name="gr3"><draw:g draw:style-name="gr3"><draw:custom-shape draw:name="Forme3" draw:style-name="gr6" draw:text-style-name="P24" svg:width="0.361cm" svg:height="0.782cm" svg:x="5.562cm" svg:y="2.044cm"><text:p/><draw:enhanced-geometry svg:viewBox="0 0 21600 21600" draw:type="rectangle" draw:enhanced-path="M 0 0 L 21600 0 21600 21600 0 21600 0 0 Z N"/></draw:custom-shape><draw:line draw:name="Forme5" draw:style-name="gr7" draw:text-style-name="P25" svg:x1="5.853cm" svg:y1="2.284cm" svg:x2="5.648cm" svg:y2="2.284cm"><text:p/></draw:line><draw:line draw:name="Forme6" draw:style-name="gr7" draw:text-style-name="P25" svg:x1="5.746cm" svg:y1="2.596cm" svg:x2="5.746cm" svg:y2="2.284cm"><text:p/></draw:line></draw:g><draw:frame draw:name="Forme3" draw:style-name="gr8" draw:text-style-name="P26" svg:width="0.95cm" svg:height="0.542cm" svg:x="5.301cm" svg:y="2.871cm"><draw:text-box><text:p><text:span text:style-name="T7">Prise RTC</text:span></text:p></draw:text-box></draw:frame></draw:g></draw:g><draw:g draw:style-name="gr3"><draw:custom-shape draw:name="Forme1" draw:style-name="gr9" draw:text-style-name="P27" svg:width="0.5cm" svg:height="0.5cm" svg:x="14.334cm" svg:y="0.663cm"><text:p/><draw:enhanced-geometry svg:viewBox="0 0 21600 21600" draw:mirror-horizontal="false" draw:mirror-vertical="false" draw:type="rectangle" draw:enhanced-path="M 0 0 L 21600 0 21600 21600 0 21600 0 0 Z N"/></draw:custom-shape><draw:g draw:style-name="gr3"><draw:g draw:style-name="gr3"><draw:custom-shape draw:name="Forme1" draw:style-name="gr9" draw:text-style-name="P27" svg:width="0.5cm" svg:height="0.5cm" svg:x="0.775cm" svg:y="0.896cm"><text:p/><draw:enhanced-geometry svg:viewBox="0 0 21600 21600" draw:mirror-horizontal="false" draw:mirror-vertical="false" draw:type="rectangle" draw:enhanced-path="M 0 0 L 21600 0 21600 21600 0 21600 0 0 Z N"/></draw:custom-shape><draw:frame draw:name="Forme2" draw:style-name="gr10" draw:text-style-name="P28" svg:width="2.805cm" svg:height="0.503cm" svg:x="-0.363cm" svg:y="0.393cm"><draw:text-box><text:p><text:span text:style-name="T8">Www.bbc.com</text:span></text:p></draw:text-box></draw:frame><draw:frame draw:name="Forme3" draw:style-name="gr11" draw:text-style-name="P28" svg:width="1.112cm" svg:height="0.976cm" svg:x="0.563cm" svg:y="1.451cm"><draw:text-box><text:p><text:span text:style-name="T8">Host</text:span></text:p></draw:text-box></draw:frame></draw:g><draw:g draw:style-name="gr3"><draw:g draw:style-name="gr3"><draw:g draw:style-name="gr3"><draw:g draw:style-name="gr3"><draw:custom-shape draw:name="Forme1" draw:style-name="gr9" draw:text-style-name="P27" svg:width="0.5cm" svg:height="0.5cm" svg:x="3.989cm" svg:y="2.139cm"><text:p/><draw:enhanced-geometry svg:viewBox="0 0 21600 21600" draw:mirror-horizontal="false" draw:mirror-vertical="false" draw:type="rectangle" draw:enhanced-path="M 0 0 L 21600 0 21600 21600 0 21600 0 0 Z N"/></draw:custom-shape><draw:g draw:style-name="gr3"><draw:line draw:name="Forme5" draw:style-name="gr12" draw:text-style-name="P29" svg:x1="4.095cm" svg:y1="2.272cm" svg:x2="4.375cm" svg:y2="2.514cm"><text:p/></draw:line><draw:line draw:name="Forme6" draw:style-name="gr12" draw:text-style-name="P29" svg:x1="4.375cm" svg:y1="2.272cm" svg:x2="4.095cm" svg:y2="2.514cm"><text:p/></draw:line></draw:g></draw:g><draw:g draw:style-name="gr3"><draw:line draw:name="Forme2" draw:style-name="gr13" draw:text-style-name="P29" svg:x1="4.275cm" svg:y1="1.607cm" svg:x2="4.764cm" svg:y2="1.607cm"><text:p/></draw:line><draw:line draw:name="Forme3" draw:style-name="gr14" draw:text-style-name="P29" svg:x1="4.275cm" svg:y1="2.081cm" svg:x2="4.275cm" svg:y2="1.607cm"><text:p/></draw:line></draw:g></draw:g><draw:frame draw:name="Forme2" draw:style-name="gr15" draw:text-style-name="P30" svg:width="1.303cm" svg:height="0.486cm" svg:x="4.731cm" svg:y="1.36cm"><draw:text-box><text:p><text:span text:style-name="T9">Modem</text:span></text:p></draw:text-box></draw:frame></draw:g><draw:frame draw:name="Forme2" draw:style-name="gr16" draw:text-style-name="P21" svg:width="0.927cm" svg:height="0.449cm" svg:x="3.895cm" svg:y="2.638cm"><draw:text-box><text:p><text:span text:style-name="T10">box</text:span></text:p></draw:text-box></draw:frame></draw:g><draw:path draw:name="Forme2" draw:style-name="gr7" draw:text-style-name="P25" svg:width="2.696cm" svg:height="1.357cm" draw:transform="rotate (0.012915436464758) translate (1.27352777777778cm 1.04598611111111cm)" svg:viewBox="0 0 2697 1358" svg:d="M0 0c822 0 808 247 948 457 141 210 459 251 688 141s491-4 602 281c111 286 459 479 459 479"><text:p/></draw:path><draw:g draw:style-name="gr3"><draw:path draw:name="Forme3" draw:style-name="gr7" draw:text-style-name="P31" svg:width="0.286cm" svg:height="0.32cm" draw:transform="skewX (-0.00541052068118241) rotate (-1.32732289614169) translate (2.26858310951844cm 1.74648403735074cm)" svg:viewBox="0 0 287 321" svg:d="M0 0c460-2 230 321 230 321"><text:p/></draw:path><draw:path draw:name="Forme5" draw:style-name="gr7" draw:text-style-name="P31" svg:width="0.444cm" svg:height="0.382cm" draw:transform="rotate (-1.5707963267949) translate (2.45555611617478cm 1.81364773850094cm)" svg:viewBox="0 0 445 383" svg:d="M0 0c511 0 435 383 435 383h10"><text:p/></draw:path><draw:path draw:name="Forme6" draw:style-name="gr7" draw:text-style-name="P31" svg:width="0.657cm" svg:height="0.371cm" draw:transform="skewX (0.00279252680319091) rotate (-1.65387399918983) translate (2.65488792101199cm 1.8136477386546cm)" svg:viewBox="0 0 658 372" svg:d="M0 0c665 1 658 372 658 372"><text:p/></draw:path></draw:g><draw:g draw:style-name="gr3"><draw:g draw:style-name="gr3"><draw:g draw:style-name="gr3"><draw:custom-shape draw:name="Forme1" draw:style-name="gr17" draw:text-style-name="P33" svg:width="0.5cm" svg:height="0.5cm" svg:x="8.188cm" svg:y="1.859cm"><text:p text:style-name="P32"><text:span text:style-name="T11">c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18" draw:text-style-name="P27" svg:width="0.394cm" svg:height="0.5cm" svg:x="7.537cm" svg:y="1.028cm"><text:p/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9" draw:text-style-name="P27" svg:width="0.5cm" svg:height="0.5cm" svg:x="8.73cm" svg:y="0.529cm"><text:p/><draw:enhanced-geometry svg:viewBox="0 0 21600 21600" draw:mirror-horizontal="false" draw:mirror-vertical="false" draw:type="rectangle" draw:enhanced-path="M 0 0 L 21600 0 21600 21600 0 21600 0 0 Z N"/></draw:custom-shape></draw:g><draw:frame draw:name="Forme3" draw:style-name="gr19" draw:text-style-name="P28" svg:width="2.931cm" svg:height="1.135cm" svg:x="7.312cm" svg:y="-0.104cm"><draw:text-box><text:p><text:span text:style-name="T12">Réseau tél.</text:span></text:p></draw:text-box></draw:frame></draw:g><draw:line draw:name="Forme3" draw:style-name="gr7" draw:text-style-name="P25" svg:x1="8.616cm" svg:y1="1.709cm" svg:x2="8.787cm" svg:y2="1.18cm"><text:p/></draw:line><draw:line draw:name="Forme5" draw:style-name="gr7" draw:text-style-name="P25" svg:x1="8.049cm" svg:y1="1.99cm" svg:x2="7.765cm" svg:y2="1.688cm"><text:p/></draw:line></draw:g><draw:line draw:name="Forme3" draw:style-name="gr20" draw:text-style-name="P25" svg:x1="5.925cm" svg:y1="2.446cm" svg:x2="8.07cm" svg:y2="2.277cm"><text:p/></draw:line><draw:frame draw:name="Forme5" draw:style-name="gr21" draw:text-style-name="P34" svg:width="1.911cm" svg:height="0.602cm" svg:x="7.763cm" svg:y="2.446cm"><draw:text-box><text:p><text:span text:style-name="T13">Commutateur</text:span></text:p></draw:text-box></draw:frame><draw:g draw:style-name="gr3"><draw:g draw:style-name="gr3"><draw:frame draw:name="Forme6" draw:style-name="gr22" draw:text-style-name="P28" svg:width="3.229cm" svg:height="1.112cm" svg:x="11.265cm" svg:y="0.896cm"><draw:text-box><text:p><text:span text:style-name="T14">(...)</text:span></text:p></draw:text-box></draw:frame><draw:line draw:name="Forme7" draw:style-name="gr23" draw:text-style-name="P35" svg:x1="13.037cm" svg:y1="-0.134cm" svg:x2="13.037cm" svg:y2="2.935cm"><text:p/></draw:line></draw:g><draw:line draw:name="Forme7" draw:style-name="gr23" draw:text-style-name="P35" svg:x1="10.795cm" svg:y1="-0.145cm" svg:x2="10.795cm" svg:y2="2.924cm"><text:p/></draw:line></draw:g><draw:frame draw:name="Forme6" draw:style-name="gr24" draw:text-style-name="P36" svg:width="1.43cm" svg:height="0.53cm" svg:x="14.175cm" svg:y="0.134cm"><draw:text-box><text:p><text:span text:style-name="T15">Web</text:span></text:p></draw:text-box></draw:frame><draw:frame draw:name="Forme7" draw:style-name="gr25" draw:text-style-name="P37" svg:width="3.52cm" svg:height="1.352cm" svg:x="13.778cm" svg:y="1.377cm"><draw:text-box><text:p><text:span text:style-name="T16">Répondre aux X requêtes extérieurs</text:span></text:p></draw:text-box></draw:frame></draw:g></draw:g></draw:g></text:p>
      <text:p text:style-name="Text_20_body"/>
      <text:p text:style-name="Text_20_body"/>
      <text:p text:style-name="Text_20_body"><draw:frame text:anchor-type="paragraph" draw:z-index="2" draw:name="Forme1" draw:style-name="gr26" draw:text-style-name="P39" svg:width="18.707cm" svg:height="11.251cm" svg:x="-0.467cm" svg:y="-0.168cm"><draw:text-box><text:p><text:span text:style-name="T17"><text:tab/></text:span><text:span text:style-name="T17">•</text:span><text:span text:style-name="T18"> </text:span><text:span text:style-name="T19">3 types de modulation</text:span></text:p><text:p><text:span text:style-name="T18"><text:tab/></text:span><text:span text:style-name="T18"><text:tab/></text:span><text:span text:style-name="T20">Signal :</text:span><text:span text:style-name="T20"><text:tab/></text:span><text:span text:style-name="T20">f(t) = a sin(ωt + </text:span><text:span text:style-name="T21">φ</text:span><text:span text:style-name="T20">)</text:span></text:p><text:p text:style-name="P32"><text:span text:style-name="T20"/></text:p><text:p text:style-name="P38"><text:span text:style-name="T20">Modulation de Phase : </text:span></text:p><text:p text:style-name="P38"><text:span text:style-name="T22">φ = 0 </text:span><text:span text:style-name="T23">(pour 0)</text:span><text:span text:style-name="T24"> &amp;</text:span><text:span text:style-name="T22"> <text:s/>φ = </text:span><text:span text:style-name="T25">π</text:span><text:span text:style-name="T22"> </text:span><text:span text:style-name="T23">(pour 1)</text:span></text:p><text:p text:style-name="P38"><text:span text:style-name="T26"/></text:p><text:p text:style-name="P38"><text:span text:style-name="T23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/></text:p><text:p><text:span text:style-name="T20">Modulation d’amplitude : </text:span></text:p><text:p text:style-name="P38"><text:span text:style-name="T20">a = 0 &amp; 2a = 1</text:span></text:p></draw:text-box></draw:frame></text:p>
      <text:p text:style-name="Text_20_body"/>
      <text:p text:style-name="Text_20_body"/>
      <text:p text:style-name="Text_20_body"/>
      <text:p text:style-name="P4"><draw:frame draw:style-name="fr1" draw:name="Objet1" text:anchor-type="paragraph" svg:x="-0.266cm" svg:y="-0.192cm" svg:width="11.612cm" svg:height="6.713cm" draw:z-index="3"><draw:object xlink:href="./Object 1" xlink:type="simple" xlink:show="embed" xlink:actuate="onLoad"/><draw:image xlink:href="./ObjectReplacements/Object 1" xlink:type="simple" xlink:show="embed" xlink:actuate="onLoad"/></draw:frame><draw:g text:anchor-type="paragraph" draw:z-index="4" draw:style-name="gr2"><draw:g draw:style-name="gr3"><draw:line draw:name="Forme2" draw:style-name="gr27" draw:text-style-name="P32" svg:x1="0.333cm" svg:y1="0.358cm" svg:x2="3.032cm" svg:y2="0.358cm"><text:p/></draw:line><draw:line draw:name="Forme2" draw:style-name="gr27" draw:text-style-name="P32" svg:x1="2.965cm" svg:y1="0.358cm" svg:x2="5.664cm" svg:y2="0.358cm"><text:p/></draw:line><draw:line draw:name="Forme2" draw:style-name="gr27" draw:text-style-name="P32" svg:x1="5.595cm" svg:y1="0.358cm" svg:x2="8.294cm" svg:y2="0.358cm"><text:p/></draw:line><draw:line draw:name="Forme2" draw:style-name="gr27" draw:text-style-name="P32" svg:x1="8.23cm" svg:y1="0.358cm" svg:x2="10.929cm" svg:y2="0.358cm"><text:p/></draw:line></draw:g><draw:frame draw:name="Forme2" draw:style-name="gr28" draw:text-style-name="P40" svg:width="0.967cm" svg:height="0.608cm" svg:x="1.48cm" svg:y="-0.13cm"><draw:text-box><text:p>0</text:p></draw:text-box></draw:frame><draw:frame draw:name="Forme2" draw:style-name="gr28" draw:text-style-name="P40" svg:width="0.967cm" svg:height="0.608cm" svg:x="9.456cm" svg:y="-0.192cm"><draw:text-box><text:p>0</text:p></draw:text-box></draw:frame><draw:frame draw:name="Forme2" draw:style-name="gr28" draw:text-style-name="P40" svg:width="0.967cm" svg:height="0.608cm" svg:x="4.192cm" svg:y="-0.116cm"><draw:text-box><text:p>1</text:p></draw:text-box></draw:frame><draw:frame draw:name="Forme2" draw:style-name="gr28" draw:text-style-name="P40" svg:width="0.967cm" svg:height="0.608cm" svg:x="6.759cm" svg:y="-0.13cm"><draw:text-box><text:p>1</text:p></draw:text-box></draw:frame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Objet2" text:anchor-type="paragraph" svg:x="-0.259cm" svg:y="0.404cm" svg:width="11.449cm" svg:height="6.443cm" draw:z-index="5"><draw:object xlink:href="./Object 2" xlink:type="simple" xlink:show="embed" xlink:actuate="onLoad"/><draw:image xlink:href="./ObjectReplacements/Object 2" xlink:type="simple" xlink:show="embed" xlink:actuate="onLoad"/></draw:frame><draw:g text:anchor-type="paragraph" draw:z-index="6" draw:style-name="gr2"><draw:g draw:style-name="gr3"><draw:line draw:name="Forme2" draw:style-name="gr27" draw:text-style-name="P32" svg:x1="0.314cm" svg:y1="0.954cm" svg:x2="3.013cm" svg:y2="0.954cm"><text:p/></draw:line><draw:line draw:name="Forme2" draw:style-name="gr27" draw:text-style-name="P32" svg:x1="2.946cm" svg:y1="0.954cm" svg:x2="5.645cm" svg:y2="0.954cm"><text:p/></draw:line><draw:line draw:name="Forme2" draw:style-name="gr27" draw:text-style-name="P32" svg:x1="5.577cm" svg:y1="0.954cm" svg:x2="8.276cm" svg:y2="0.954cm"><text:p/></draw:line><draw:line draw:name="Forme2" draw:style-name="gr27" draw:text-style-name="P32" svg:x1="8.211cm" svg:y1="0.954cm" svg:x2="10.91cm" svg:y2="0.954cm"><text:p/></draw:line></draw:g><draw:frame draw:name="Forme2" draw:style-name="gr28" draw:text-style-name="P40" svg:width="0.967cm" svg:height="0.608cm" svg:x="1.461cm" svg:y="0.466cm"><draw:text-box><text:p>0</text:p></draw:text-box></draw:frame><draw:frame draw:name="Forme2" draw:style-name="gr28" draw:text-style-name="P40" svg:width="0.967cm" svg:height="0.608cm" svg:x="9.437cm" svg:y="0.404cm"><draw:text-box><text:p>0</text:p></draw:text-box></draw:frame><draw:frame draw:name="Forme2" draw:style-name="gr28" draw:text-style-name="P40" svg:width="0.967cm" svg:height="0.608cm" svg:x="4.173cm" svg:y="0.48cm"><draw:text-box><text:p>1</text:p></draw:text-box></draw:frame><draw:frame draw:name="Forme2" draw:style-name="gr28" draw:text-style-name="P40" svg:width="0.967cm" svg:height="0.608cm" svg:x="6.74cm" svg:y="0.466cm"><draw:text-box><text:p>1</text:p></draw:text-box></draw:frame></draw:g></text:p>
      <text:p text:style-name="Text_20_body"/>
      <text:p text:style-name="Text_20_body"/>
      <text:p text:style-name="Text_20_body"/>
      <text:p text:style-name="P5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text:anchor-type="paragraph" draw:z-index="7" draw:name="Forme2" draw:style-name="gr29" draw:text-style-name="P28" svg:width="15.479cm" svg:height="19.476cm" svg:x="-0.108cm" svg:y="0.037cm"><draw:text-box><text:p><text:span text:style-name="T8">Modulation de fréquence :</text:span></text:p><text:p><text:span text:style-name="T8">f1 (1) et f2 = 2xf1 (0)</text:span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8"><text:a xlink:href="https://fr.wikipedia.org/wiki/Deuxième_théorème_de_Shannon" xlink:type="simple">Théorème physique sur les limites de fréquences de Mr Shannon</text:a></text:span></text:p><text:p><text:span text:style-name="T8"/></text:p><text:p><text:span text:style-name="T8"/></text:p><text:p><text:span text:style-name="T8"/></text:p><text:p><text:span text:style-name="T8"/></text:p><text:p><text:span text:style-name="T8"/></text:p><text:p><text:span text:style-name="T27"/></text:p><text:p><text:span text:style-name="T27"><text:tab/></text:span><text:span text:style-name="T28">Types de commutateurs :</text:span></text:p><text:p><text:span text:style-name="T27"><text:tab/></text:span><text:span text:style-name="T27"><text:tab/></text:span><text:span text:style-name="T29">&gt; Commutation par cicruit</text:span></text:p><text:p><text:span text:style-name="T29"><text:tab/></text:span><text:span text:style-name="T29"><text:tab/></text:span><text:span text:style-name="T29"><text:tab/></text:span><text:span text:style-name="T29">•</text:span><text:span text:style-name="T30"> </text:span><text:span text:style-name="T31">Temps établissement + communication</text:span></text:p><text:p><text:span text:style-name="T30"/></text:p><text:p><text:span text:style-name="T30"><text:tab/></text:span><text:span text:style-name="T30"><text:tab/></text:span><text:span text:style-name="T30">&gt; Commutation par paquet (Packet Switching)</text:span></text:p><text:p><text:span text:style-name="T30"><text:tab/></text:span><text:span text:style-name="T30"><text:tab/></text:span><text:span text:style-name="T30"><text:tab/></text:span><text:span text:style-name="T30">• </text:span><text:span text:style-name="T31">Chaque paquet d’info. choisira un </text:span><text:span text:style-name="T31">chemin et laisse le chemin</text:span></text:p><text:p><text:span text:style-name="T31"><text:tab/></text:span><text:span text:style-name="T31"><text:tab/></text:span><text:span text:style-name="T31"><text:tab/></text:span><text:span text:style-name="T31">aux autres par la suite</text:span></text:p><text:p><text:span text:style-name="T31"><text:tab/></text:span><text:span text:style-name="T31"><text:tab/></text:span></text:p><text:p><text:span text:style-name="T31"><text:tab/></text:span><text:span text:style-name="T31"><text:tab/></text:span><text:span text:style-name="T32">&gt; Commutation de paquet par circuit virtuelle</text:span></text:p><text:p><text:span text:style-name="T32"><text:tab/></text:span><text:span text:style-name="T32"><text:tab/></text:span><text:span text:style-name="T32"><text:tab/></text:span><text:span text:style-name="T32">• </text:span><text:span text:style-name="T31">Mix de comm. / circuit et comm. / </text:span><text:span text:style-name="T31">paquet</text:span></text:p><text:p><text:span text:style-name="T32"/></text:p><text:p><text:span text:style-name="T32"/></text:p><text:p><text:span text:style-name="T31"><text:tab/></text:span><text:span text:style-name="T31"><text:tab/></text:span></text:p><text:p><text:span text:style-name="T31"/></text:p><text:p><text:span text:style-name="T31"/></text:p></draw:text-box></draw:frame></text:p>
      <text:p text:style-name="Text_20_body"><draw:frame draw:style-name="fr1" draw:name="Objet3" text:anchor-type="paragraph" svg:x="-0.108cm" svg:y="0.771cm" svg:width="11.576cm" svg:height="6.51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g text:anchor-type="paragraph" draw:z-index="9" draw:style-name="gr2"><draw:g draw:style-name="gr3"><draw:line draw:name="Forme2" draw:style-name="gr27" draw:text-style-name="P32" svg:x1="0.512cm" svg:y1="0.559cm" svg:x2="3.211cm" svg:y2="0.559cm"><text:p/></draw:line><draw:line draw:name="Forme2" draw:style-name="gr27" draw:text-style-name="P32" svg:x1="3.145cm" svg:y1="0.559cm" svg:x2="5.844cm" svg:y2="0.559cm"><text:p/></draw:line><draw:line draw:name="Forme2" draw:style-name="gr27" draw:text-style-name="P32" svg:x1="5.775cm" svg:y1="0.559cm" svg:x2="8.474cm" svg:y2="0.559cm"><text:p/></draw:line><draw:line draw:name="Forme2" draw:style-name="gr27" draw:text-style-name="P32" svg:x1="8.41cm" svg:y1="0.559cm" svg:x2="11.109cm" svg:y2="0.559cm"><text:p/></draw:line></draw:g><draw:frame draw:name="Forme2" draw:style-name="gr28" draw:text-style-name="P40" svg:width="0.967cm" svg:height="0.608cm" svg:x="1.66cm" svg:y="0.071cm"><draw:text-box><text:p>0</text:p></draw:text-box></draw:frame><draw:frame draw:name="Forme2" draw:style-name="gr28" draw:text-style-name="P40" svg:width="0.967cm" svg:height="0.608cm" svg:x="9.635cm" svg:y="0.009cm"><draw:text-box><text:p>0</text:p></draw:text-box></draw:frame><draw:frame draw:name="Forme2" draw:style-name="gr28" draw:text-style-name="P40" svg:width="0.967cm" svg:height="0.608cm" svg:x="4.371cm" svg:y="0.085cm"><draw:text-box><text:p>1</text:p></draw:text-box></draw:frame><draw:frame draw:name="Forme2" draw:style-name="gr28" draw:text-style-name="P40" svg:width="0.967cm" svg:height="0.608cm" svg:x="6.938cm" svg:y="0.071cm"><draw:text-box><text:p>1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<text:span text:style-name="T2">M</text:span><text:span text:style-name="T1">ultiplexage</text:span></text:p>
      <text:p text:style-name="P7"><draw:g text:anchor-type="paragraph" draw:z-index="10" draw:style-name="gr2"><draw:g draw:style-name="gr3"><draw:custom-shape draw:name="Forme3" draw:style-name="gr30" draw:text-style-name="P41" svg:width="1.177cm" svg:height="1.853cm" svg:x="13.686cm" svg:y="0.857cm"><text:p text:style-name="P32"><text:span text:style-name="T33">C</text:span></text:p><draw:enhanced-geometry svg:viewBox="0 0 21600 21600" draw:type="rectangle" draw:enhanced-path="M 0 0 L 21600 0 21600 21600 0 21600 0 0 Z N"/></draw:custom-shape><draw:g draw:style-name="gr3"><draw:line draw:name="Forme5" draw:style-name="gr31" draw:text-style-name="P32" svg:x1="11.776cm" svg:y1="2.503cm" svg:x2="13.686cm" svg:y2="1.709cm"><text:p/></draw:line><draw:line draw:name="Forme5" draw:style-name="gr31" draw:text-style-name="P32" svg:x1="11.688cm" svg:y1="1.709cm" svg:x2="13.686cm" svg:y2="1.709cm"><text:p/></draw:line><draw:line draw:name="Forme5" draw:style-name="gr31" draw:text-style-name="P32" svg:x1="11.688cm" svg:y1="0.857cm" svg:x2="13.686cm" svg:y2="1.709cm"><text:p/></draw:line></draw:g><draw:line draw:name="Forme5" draw:style-name="gr32" draw:text-style-name="P32" svg:x1="14.863cm" svg:y1="1.503cm" svg:x2="17.186cm" svg:y2="1.503cm"><text:p/></draw:line><draw:line draw:name="Forme5" draw:style-name="gr32" draw:text-style-name="P32" svg:x1="14.863cm" svg:y1="1.767cm" svg:x2="17.186cm" svg:y2="1.767cm"><text:p/></draw:line><draw:frame draw:name="Forme6" draw:style-name="gr33" draw:text-style-name="P28" svg:width="1.117cm" svg:height="0.611cm" svg:x="15.745cm" svg:y="1.953cm"><draw:text-box><text:p><text:span text:style-name="T34">F.O</text:span></text:p></draw:text-box></draw:frame></draw:g><draw:frame draw:name="Forme3" draw:style-name="gr34" draw:text-style-name="P40" svg:width="2.971cm" svg:height="0.47cm" svg:x="11.217cm" svg:y="0.388cm"><draw:text-box><text:p>Cuivre</text:p></draw:text-box></draw:frame></draw:g></text:p>
      <text:p text:style-name="P10"/>
      <text:p text:style-name="P18">Multiplexage par fréquence</text:p>
      <text:p text:style-name="P11"><text:tab/>→ plusieurs infos passés côte à côte </text:p>
      <text:p text:style-name="P11"/>
      <text:p text:style-name="P11"><draw:g text:anchor-type="paragraph" draw:z-index="11" draw:style-name="gr2"><draw:g draw:style-name="gr3"><draw:line draw:name="Forme3" draw:style-name="gr35" draw:text-style-name="P32" svg:x1="10.342cm" svg:y1="0.203cm" svg:x2="3.921cm" svg:y2="0.203cm"><text:p/></draw:line><draw:line draw:name="Forme5" draw:style-name="gr35" draw:text-style-name="P32" svg:x1="3.935cm" svg:y1="1.879cm" svg:x2="3.921cm" svg:y2="0.203cm"><text:p/></draw:line><draw:line draw:name="Forme3" draw:style-name="gr35" draw:text-style-name="P32" svg:x1="10.386cm" svg:y1="1.826cm" svg:x2="3.935cm" svg:y2="1.826cm"><text:p/></draw:line></draw:g><draw:frame draw:name="Forme3" draw:style-name="gr36" draw:text-style-name="P28" svg:width="0.971cm" svg:height="0.976cm" svg:x="2.82cm" svg:y="0.863cm"><draw:text-box><text:p><text:span text:style-name="T8">1Gb</text:span></text:p><text:p><text:span text:style-name="T8">F.O</text:span></text:p></draw:text-box></draw:frame></draw:g><draw:custom-shape text:anchor-type="paragraph" draw:z-index="12" draw:name="Forme3" draw:style-name="gr37" draw:text-style-name="P42" svg:width="6.197cm" svg:height="0.133cm" svg:x="4.057cm" svg:y="0.423cm"><text:p/><draw:enhanced-geometry svg:viewBox="0 0 21600 21600" draw:type="rectangle" draw:enhanced-path="M 0 0 L 21600 0 21600 21600 0 21600 0 0 Z N"/></draw:custom-shape><draw:custom-shape text:anchor-type="paragraph" draw:z-index="13" draw:name="Forme3" draw:style-name="gr37" draw:text-style-name="P42" svg:width="6.197cm" svg:height="0.133cm" svg:x="4.078cm" svg:y="0.709cm"><text:p/><draw:enhanced-geometry svg:viewBox="0 0 21600 21600" draw:type="rectangle" draw:enhanced-path="M 0 0 L 21600 0 21600 21600 0 21600 0 0 Z N"/></draw:custom-shape><draw:custom-shape text:anchor-type="paragraph" draw:z-index="14" draw:name="Forme3" draw:style-name="gr38" draw:text-style-name="P42" svg:width="6.197cm" svg:height="0.133cm" svg:x="4.034cm" svg:y="0.953cm"><text:p/><draw:enhanced-geometry svg:viewBox="0 0 21600 21600" draw:type="rectangle" draw:enhanced-path="M 0 0 L 21600 0 21600 21600 0 21600 0 0 Z N"/></draw:custom-shape><draw:custom-shape text:anchor-type="paragraph" draw:z-index="15" draw:name="Forme3" draw:style-name="gr37" draw:text-style-name="P42" svg:width="6.197cm" svg:height="0.133cm" svg:x="4.034cm" svg:y="1.196cm"><text:p/><draw:enhanced-geometry svg:viewBox="0 0 21600 21600" draw:type="rectangle" draw:enhanced-path="M 0 0 L 21600 0 21600 21600 0 21600 0 0 Z N"/></draw:custom-shape><draw:custom-shape text:anchor-type="paragraph" draw:z-index="16" draw:name="Forme3" draw:style-name="gr39" draw:text-style-name="P42" svg:width="6.197cm" svg:height="0.152cm" svg:x="4.057cm" svg:y="1.438cm"><text:p/><draw:enhanced-geometry svg:viewBox="0 0 21600 21600" draw:type="rectangle" draw:enhanced-path="M 0 0 L 21600 0 21600 21600 0 21600 0 0 Z N"/></draw:custom-shape><draw:path text:anchor-type="paragraph" draw:z-index="17" draw:name="Forme5" draw:style-name="gr40" draw:text-style-name="P27" svg:width="1.011cm" svg:height="0.819cm" draw:transform="rotate (-0.714886861616878) translate (10.5617416737043cm 0.90649793517496cm)" svg:viewBox="0 0 1012 820" svg:d="M0 820c673 0 1012-820 1012-820"><text:p/></draw:path><draw:frame text:anchor-type="paragraph" draw:z-index="18" draw:name="Forme6" draw:style-name="gr41" draw:text-style-name="P40" svg:width="5.183cm" svg:height="0.75cm" svg:x="11.377cm" svg:y="1.362cm"><draw:text-box><text:p><text:span text:style-name="T35">64Ko (une entrée cuivre)</text:span></text:p></draw:text-box></draw:frame></text:p>
      <text:p text:style-name="P11"/>
      <text:p text:style-name="P11"/>
      <text:p text:style-name="P11"/>
      <text:p text:style-name="P11"/>
      <text:p text:style-name="P12">On peut apparenter le câble de sortie (Fibre optique, donc débit plus important) à une bande passante que des câbles à moindre débit peuvent utiliser côte à côte en y passant leur fréquence</text:p>
      <text:p text:style-name="P12"/>
      <text:p text:style-name="P12"><draw:g text:anchor-type="paragraph" draw:z-index="19" draw:style-name="gr2"><draw:g draw:style-name="gr3"><draw:custom-shape draw:name="Forme7" draw:style-name="gr42" draw:text-style-name="P42" svg:width="0.646cm" svg:height="0.705cm" svg:x="2.892cm" svg:y="0.758cm"><text:p/><draw:enhanced-geometry svg:viewBox="0 0 21600 21600" draw:type="rectangle" draw:enhanced-path="M 0 0 L 21600 0 21600 21600 0 21600 0 0 Z N"/></draw:custom-shape><draw:frame draw:name="Forme8" draw:style-name="gr43" draw:text-style-name="P28" svg:width="1.142cm" svg:height="0.671cm" svg:x="3.078cm" svg:y="0.088cm"><draw:text-box><text:p><text:span text:style-name="T8">F</text:span></text:p></draw:text-box></draw:frame><draw:line draw:name="Forme9" draw:style-name="gr44" draw:text-style-name="P27" svg:x1="2.892cm" svg:y1="0.876cm" svg:x2="2.292cm" svg:y2="0.397cm"><text:p/></draw:line><draw:line draw:name="Forme10" draw:style-name="gr44" draw:text-style-name="P27" svg:x1="1.487cm" svg:y1="0.416cm" svg:x2="2.292cm" svg:y2="0.397cm"><text:p/></draw:line><draw:line draw:name="Forme11" draw:style-name="gr44" draw:text-style-name="P27" svg:x1="2.892cm" svg:y1="1.095cm" svg:x2="1.524cm" svg:y2="1.095cm"><text:p/></draw:line><draw:line draw:name="Forme12" draw:style-name="gr44" draw:text-style-name="P27" svg:x1="2.893cm" svg:y1="1.353cm" svg:x2="2.367cm" svg:y2="1.672cm"><text:p/></draw:line><draw:line draw:name="Forme13" draw:style-name="gr44" draw:text-style-name="P27" svg:x1="2.367cm" svg:y1="1.674cm" svg:x2="1.56cm" svg:y2="1.674cm"><text:p/></draw:line></draw:g><draw:frame draw:name="Forme7" draw:style-name="gr45" draw:text-style-name="P40" svg:width="0.752cm" svg:height="0.62cm" svg:x="1.102cm" svg:y="0.157cm"><draw:text-box><text:p>f1</text:p></draw:text-box></draw:frame><draw:frame draw:name="Forme7" draw:style-name="gr45" draw:text-style-name="P40" svg:width="0.752cm" svg:height="0.62cm" svg:x="1.102cm" svg:y="0.776cm"><draw:text-box><text:p>f2</text:p></draw:text-box></draw:frame><draw:frame draw:name="Forme7" draw:style-name="gr45" draw:text-style-name="P40" svg:width="0.752cm" svg:height="0.62cm" svg:x="1.102cm" svg:y="1.363cm"><draw:text-box><text:p>f3</text:p></draw:text-box></draw:frame><draw:path draw:name="Forme8" draw:style-name="gr46" draw:text-style-name="P27" svg:width="1.393cm" svg:height="1.235cm" draw:transform="skewX (-0.0623082542961976) rotate (-1.1993902619705) translate (4.66245741390325cm 0.593542677097654cm)" svg:viewBox="0 0 1394 1236" svg:d="M0 1236c1007 0 1394-1236 1394-1236"><text:p/></draw:path><draw:path draw:name="Forme9" draw:style-name="gr44" draw:text-style-name="P27" svg:width="3.029cm" svg:height="1.171cm" draw:transform="skewX (0.0424115008234622) rotate (0.0780162175641465) translate (5.13380341095169cm 1.35805977365784cm)" svg:viewBox="0 0 3030 1172" svg:d="M0 973c331 0 293-973 293-973l2326 181c0 0-71 1019 259 990s20-24 20-24"><text:p/></draw:path><draw:polyline draw:name="Forme10" draw:style-name="gr47" draw:text-style-name="P27" svg:width="2.041cm" svg:height="1.743cm" draw:transform="skewX (0.0741764932097589) rotate (0.558330827712986) translate (5.25806440536123cm 1.86485125993627cm)" svg:viewBox="0 0 2042 1744" draw:points="0,628 173,628 606,0 891,148 514,832 710,949 1113,372 1406,547 1116,1192 1295,1298 1709,704 1975,887 1733,1560 2042,1744 2011,1726"><text:p/></draw:polyline><draw:frame draw:name="Forme7" draw:style-name="gr45" draw:text-style-name="P40" svg:width="0.754cm" svg:height="0.62cm" svg:x="5.716cm" svg:y="2.191cm"><draw:text-box><text:p>f1</text:p></draw:text-box></draw:frame><draw:frame draw:name="Forme7" draw:style-name="gr45" draw:text-style-name="P40" svg:width="0.752cm" svg:height="0.62cm" svg:x="6.358cm" svg:y="2.191cm"><draw:text-box><text:p>f2</text:p></draw:text-box></draw:frame><draw:frame draw:name="Forme7" draw:style-name="gr45" draw:text-style-name="P40" svg:width="0.754cm" svg:height="0.62cm" svg:x="7.053cm" svg:y="2.191cm"><draw:text-box><text:p>f3</text:p></draw:text-box></draw:frame></draw:g></text:p>
      <text:p text:style-name="P12"/>
      <text:p text:style-name="P12"/>
      <text:p text:style-name="P12"/>
      <text:p text:style-name="P12"/>
      <text:p text:style-name="P8"/>
      <text:p text:style-name="P9">Multiplexage temporel</text:p>
      <text:p text:style-name="P13"><draw:frame draw:style-name="fr1" draw:name="Objet4" text:anchor-type="paragraph" svg:x="0.656cm" svg:y="0.222cm" svg:width="10.716cm" svg:height="6.025cm" draw:z-index="20"><draw:object xlink:href="./Object 4" xlink:type="simple" xlink:show="embed" xlink:actuate="onLoad"/><draw:image xlink:href="./ObjectReplacements/Object 4" xlink:type="simple" xlink:show="embed" xlink:actuate="onLoad"/></draw:frame></text:p>
      <text:p text:style-name="P13"><draw:frame text:anchor-type="paragraph" draw:z-index="21" draw:name="Forme7" draw:style-name="gr48" draw:text-style-name="P28" svg:width="0.768cm" svg:height="0.742cm" svg:x="1.819cm" svg:y="0.469cm"><draw:text-box><text:p><text:span text:style-name="T8">U1</text:span></text:p></draw:text-box></draw:frame><draw:frame text:anchor-type="paragraph" draw:z-index="23" draw:name="Forme7" draw:style-name="gr48" draw:text-style-name="P28" svg:width="1.138cm" svg:height="0.742cm" svg:x="7.137cm" svg:y="0.4cm"><draw:text-box><text:p><text:span text:style-name="T8">U3</text:span></text:p></draw:text-box></draw:frame></text:p>
      <text:p text:style-name="P13"><draw:frame text:anchor-type="paragraph" draw:z-index="22" draw:name="Forme7" draw:style-name="gr48" draw:text-style-name="P28" svg:width="0.768cm" svg:height="0.742cm" svg:x="4.491cm" svg:y="0.009cm"><draw:text-box><text:p><text:span text:style-name="T8">U2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25" draw:name="Forme8" draw:style-name="gr49" draw:text-style-name="P28" svg:width="0.821cm" svg:height="0.636cm" svg:x="7.163cm" svg:y="0.437cm"><draw:text-box><text:p><text:span text:style-name="T8">t3</text:span></text:p></draw:text-box></draw:frame></text:p>
      <text:p text:style-name="P13"><draw:frame text:anchor-type="paragraph" draw:z-index="24" draw:name="Forme8" draw:style-name="gr49" draw:text-style-name="P28" svg:width="0.821cm" svg:height="0.636cm" svg:x="2.03cm" svg:y="0.083cm"><draw:text-box><text:p><text:span text:style-name="T8">t1</text:span></text:p></draw:text-box></draw:frame><draw:frame text:anchor-type="paragraph" draw:z-index="26" draw:name="Forme8" draw:style-name="gr49" draw:text-style-name="P28" svg:width="0.821cm" svg:height="0.636cm" svg:x="4.57cm" svg:y="0.004cm"><draw:text-box><text:p><text:span text:style-name="T8">t2</text:span></text:p></draw:text-box></draw:frame></text:p>
      <text:p text:style-name="P13"/>
      <text:p text:style-name="P13"/>
      <text:p text:style-name="P14">Passage pendant X temps de la fréquence actuelle (u1 pendant t1) à la puissance maximale (optimisation des ressources).</text:p>
      <text:p text:style-name="P15">Requêtes à la queue, qui profite de la puissance maximale de la ligne plutôt que de partager l’espace (multiplexage par fréquence).</text:p>
      <text:p text:style-name="P14"/>
      <text:p text:style-name="P14">Ainsi, le paquet u1 sera envoyé pendant t1 à 1Gb/s puis le paquet u2 pendant t2 etc..</text:p>
      <text:p text:style-name="P14"/>
      <text:p text:style-name="P14"/>
      <text:p text:style-name="P19">Numérisation d’un signal</text:p>
      <text:p text:style-name="P19"/>
      <text:p text:style-name="P16">Signal HiFi → La sinusoïde sera représentée par un ensemble de points disposés sur la courbe. Chaque position de chaque point sera codé sur 10 bits selon la méthode MIC</text:p>
      <text:p text:style-name="P16"/>
      <text:p text:style-name="P16">MIC : <text:span text:style-name="T3">M</text:span><text:span text:style-name="T4">odulation </text:span><text:span text:style-name="T3">I</text:span><text:span text:style-name="T4">mpulsion </text:span><text:span text:style-name="T3">C</text:span><text:span text:style-name="T4">odage</text:span></text:p>
      <text:p text:style-name="P16"><text:span text:style-name="T4"/></text:p>
      <text:p text:style-name="P20"><text:soft-page-break/>Système de couches</text:p>
      <text:p text:style-name="P20"/>
      <text:p text:style-name="P17"><draw:g text:anchor-type="paragraph" draw:z-index="27" draw:style-name="gr50"><draw:g draw:style-name="gr3"><draw:frame draw:name="Forme9" draw:style-name="gr51" draw:text-style-name="P43" svg:width="4.155cm" svg:height="1.465cm" svg:x="1.369cm" svg:y="0.42cm"><draw:text-box><text:p text:style-name="P32"><text:span text:style-name="T8"/></text:p><text:p text:style-name="P32"><text:span text:style-name="T8">APPLICATION</text:span></text:p></draw:text-box></draw:frame><draw:frame draw:name="Forme9" draw:style-name="gr52" draw:text-style-name="P43" svg:width="4.155cm" svg:height="1.897cm" svg:x="1.369cm" svg:y="1.884cm"><draw:text-box><text:p text:style-name="P32"><text:span text:style-name="T8"/></text:p><text:p text:style-name="P32"><text:span text:style-name="T8">PRÉSENTATION</text:span></text:p><text:p text:style-name="P32"><text:span text:style-name="T36">(ou représentation)</text:span></text:p></draw:text-box></draw:frame><draw:frame draw:name="Forme9" draw:style-name="gr51" draw:text-style-name="P43" svg:width="4.155cm" svg:height="1.465cm" svg:x="1.369cm" svg:y="3.78cm"><draw:text-box><text:p text:style-name="P32"><text:span text:style-name="T8"/></text:p><text:p text:style-name="P32"><text:span text:style-name="T8">SESSION</text:span></text:p></draw:text-box></draw:frame><draw:frame draw:name="Forme9" draw:style-name="gr51" draw:text-style-name="P43" svg:width="4.155cm" svg:height="1.465cm" svg:x="1.369cm" svg:y="5.244cm"><draw:text-box><text:p text:style-name="P32"><text:span text:style-name="T8"/></text:p><text:p text:style-name="P32"><text:span text:style-name="T8">TRANSPORT</text:span></text:p></draw:text-box></draw:frame><draw:frame draw:name="Forme9" draw:style-name="gr51" draw:text-style-name="P43" svg:width="4.155cm" svg:height="1.465cm" svg:x="1.369cm" svg:y="6.708cm"><draw:text-box><text:p text:style-name="P32"><text:span text:style-name="T8"/></text:p><text:p text:style-name="P32"><text:span text:style-name="T8">RÉSEAUX</text:span></text:p></draw:text-box></draw:frame><draw:frame draw:name="Forme9" draw:style-name="gr53" draw:text-style-name="P43" svg:width="4.155cm" svg:height="1.959cm" svg:x="1.369cm" svg:y="8.172cm"><draw:text-box><text:p text:style-name="P32"><text:span text:style-name="T8"/></text:p><text:p text:style-name="P32"><text:span text:style-name="T8">LIAISON DE</text:span></text:p><text:p text:style-name="P32"><text:span text:style-name="T8">DONNÉES</text:span></text:p></draw:text-box></draw:frame><draw:frame draw:name="Forme9" draw:style-name="gr51" draw:text-style-name="P43" svg:width="4.155cm" svg:height="1.465cm" svg:x="1.369cm" svg:y="10.13cm"><draw:text-box><text:p text:style-name="P32"><text:span text:style-name="T8"/></text:p><text:p text:style-name="P32"><text:span text:style-name="T8">PHYSIQUE</text:span></text:p></draw:text-box></draw:frame></draw:g><draw:line draw:name="Forme9" draw:style-name="gr54" draw:text-style-name="P25" svg:x1="0.469cm" svg:y1="11.532cm" svg:x2="0.469cm" svg:y2="0.446cm"><text:p/></draw:line></draw:g><draw:line text:anchor-type="paragraph" draw:z-index="28" draw:name="Forme9" draw:style-name="gr55" draw:text-style-name="P32" svg:x1="5.523cm" svg:y1="2.933cm" svg:x2="6.872cm" svg:y2="2.933cm"><text:p/></draw:line><draw:line text:anchor-type="paragraph" draw:z-index="29" draw:name="Forme9" draw:style-name="gr56" draw:text-style-name="P32" svg:x1="5.523cm" svg:y1="4.574cm" svg:x2="6.872cm" svg:y2="4.574cm"><text:p/></draw:line><draw:line text:anchor-type="paragraph" draw:z-index="30" draw:name="Forme9" draw:style-name="gr57" draw:text-style-name="P32" svg:x1="5.523cm" svg:y1="6.003cm" svg:x2="6.872cm" svg:y2="6.003cm"><text:p/></draw:line><draw:line text:anchor-type="paragraph" draw:z-index="31" draw:name="Forme9" draw:style-name="gr58" draw:text-style-name="P32" svg:x1="5.523cm" svg:y1="7.484cm" svg:x2="6.872cm" svg:y2="7.484cm"><text:p/></draw:line><draw:line text:anchor-type="paragraph" draw:z-index="32" draw:name="Forme9" draw:style-name="gr59" draw:text-style-name="P32" svg:x1="5.523cm" svg:y1="9.257cm" svg:x2="6.872cm" svg:y2="9.257cm"><text:p/></draw:line><draw:line text:anchor-type="paragraph" draw:z-index="33" draw:name="Forme9" draw:style-name="gr60" draw:text-style-name="P32" svg:x1="5.523cm" svg:y1="10.871cm" svg:x2="6.872cm" svg:y2="10.871cm"><text:p/></draw:line><draw:frame text:anchor-type="paragraph" draw:z-index="34" draw:name="Forme10" draw:style-name="gr61" draw:text-style-name="P37" svg:width="11.616cm" svg:height="0.556cm" svg:x="7.057cm" svg:y="2.722cm"><draw:text-box><text:p text:style-name="P44"><text:span text:style-name="T37">uniformiser la représentation des données</text:span></text:p></draw:text-box></draw:frame><draw:frame text:anchor-type="paragraph" draw:z-index="35" draw:name="Forme10" draw:style-name="gr61" draw:text-style-name="P37" svg:width="11.616cm" svg:height="0.556cm" svg:x="7.057cm" svg:y="4.362cm"><draw:text-box><text:p text:style-name="P44"><text:span text:style-name="T37">structurer et ordonner l’échange d’une communication</text:span></text:p></draw:text-box></draw:frame><draw:frame text:anchor-type="paragraph" draw:z-index="36" draw:name="Forme10" draw:style-name="gr61" draw:text-style-name="P37" svg:width="11.616cm" svg:height="0.556cm" svg:x="7.057cm" svg:y="5.791cm"><draw:text-box><text:p text:style-name="P44"><text:span text:style-name="T37">établissement de liaison de bout en bout entre processus</text:span></text:p></draw:text-box></draw:frame><draw:frame text:anchor-type="paragraph" draw:z-index="37" draw:name="Forme10" draw:style-name="gr61" draw:text-style-name="P37" svg:width="11.616cm" svg:height="0.856cm" svg:x="7.057cm" svg:y="7.087cm"><draw:text-box><text:p text:style-name="P44"><text:span text:style-name="T37">étendre la communication à des nœuds éloignés </text:span></text:p><text:p text:style-name="P44"><text:span text:style-name="T37">(adressage → routage → relayage → communication)</text:span></text:p></draw:text-box></draw:frame><draw:frame text:anchor-type="paragraph" draw:z-index="38" draw:name="Forme10" draw:style-name="gr61" draw:text-style-name="P37" svg:width="11.616cm" svg:height="0.556cm" svg:x="7.057cm" svg:y="9.045cm"><draw:text-box><text:p text:style-name="P44"><text:span text:style-name="T37">gestion du dialogue</text:span></text:p></draw:text-box></draw:frame><draw:frame text:anchor-type="paragraph" draw:z-index="39" draw:name="Forme10" draw:style-name="gr61" draw:text-style-name="P37" svg:width="11.616cm" svg:height="0.556cm" svg:x="7.057cm" svg:y="10.58cm"><draw:text-box><text:p text:style-name="P44"><text:span text:style-name="T37">communication sur support physiqu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2" svg:font-family="'Liberation Sans', Arial" style:font-family-generic="swiss"/>
    <style:font-face style:name="Ubuntu1" svg:font-family="Ubuntu" style:font-pitch="variable"/>
    <style:font-face style:name="Ubuntu" svg:font-family="Ubuntu" style:font-adornments="Bold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2:38:17.852161073</meta:creation-date>
    <meta:editing-duration>PT13M59S</meta:editing-duration>
    <meta:editing-cycles>5</meta:editing-cycles>
    <meta:generator>LibreOffice/6.0.3.2$Linux_X86_64 LibreOffice_project/00m0$Build-2</meta:generator>
    <dc:date>2018-09-18T00:40:46.577363812</dc:date>
    <meta:document-statistic meta:table-count="0" meta:image-count="0" meta:object-count="4" meta:page-count="4" meta:paragraph-count="12" meta:word-count="143" meta:character-count="864" meta:non-whitespace-character-count="7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4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11cm" svg:height="6.713cm" xlink:href="." xlink:type="simple" chart:class="chart:scatter" chart:style-name="ch1">
        <chart:plot-area chart:style-name="ch2" chart:data-source-has-labels="both" svg:x="0.081cm" svg:y="0.472cm" svg:width="11.222cm" svg:height="6.142cm">
          <chartooo:coordinate-region svg:x="0.623cm" svg:y="0.632cm" svg:width="10.586cm" svg:height="5.823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4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49cm" svg:height="6.443cm" xlink:href="." xlink:type="simple" chart:class="chart:scatter" chart:style-name="ch1">
        <chart:plot-area chart:style-name="ch2" chart:data-source-has-labels="both" svg:x="0.072cm" svg:y="0.446cm" svg:width="11.073cm" svg:height="5.907cm">
          <chartooo:coordinate-region svg:x="0.614cm" svg:y="0.606cm" svg:width="10.437cm" svg:height="5.588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4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interval-major="1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5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76cm" svg:height="6.519cm" xlink:href="." xlink:type="simple" chart:class="chart:scatter" chart:style-name="ch1">
        <chart:plot-area chart:style-name="ch2" chart:data-source-has-labels="both" svg:x="0.079cm" svg:y="0.453cm" svg:width="11.188cm" svg:height="5.973cm">
          <chartooo:coordinate-region svg:x="0.621cm" svg:y="0.613cm" svg:width="10.553cm" svg:height="5.654cm"/>
          <chart:axis chart:dimension="x" chart:name="primary-x" chart:style-name="ch3" chartooo:axis-type="auto">
            <chart:categories table:cell-range-address="local-table.$A$2:.$A$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5">
                <text:p>1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5">
                <text:p>1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5">
                <text:p>3.3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5">
                <text:p>3.8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4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minimum="-0.5" chart:maximum="1.5" chart:origin="0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15cm" svg:height="6.025cm" xlink:href="." xlink:type="simple" chart:class="chart:scatter" chart:style-name="ch1">
        <chart:plot-area chart:style-name="ch2" chart:data-source-has-labels="both" svg:x="0.214cm" svg:y="0.12cm" svg:width="10.287cm" svg:height="5.785cm">
          <chartooo:coordinate-region svg:x="0.307cm" svg:y="0.12cm" svg:width="10.1cm" svg:height="5.785cm"/>
          <chart:axis chart:dimension="x" chart:name="primary-x" chart:style-name="ch3" chartooo:axis-type="auto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